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Factory.buildItem( Session session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cationFactory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Factory.PublicationFactory( ServiceManager manager , Publication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